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610255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615812" officeooo:paragraph-rsid="00610255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615812" officeooo:paragraph-rsid="00610255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6b8c57" officeooo:paragraph-rsid="006b8c57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left="0cm" fo:margin-right="0cm" fo:margin-top="0cm" fo:margin-bottom="0.199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615812" officeooo:paragraph-rsid="00610255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615812" officeooo:paragraph-rsid="00610255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49d5a2" officeooo:paragraph-rsid="00610255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2972c4" officeooo:paragraph-rsid="00610255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margin-top="0cm" fo:margin-bottom="0.199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6687af" officeooo:paragraph-rsid="006687af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margin-top="0cm" fo:margin-bottom="0.199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6687af" officeooo:paragraph-rsid="006687af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49d5a2" officeooo:paragraph-rsid="00610255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610255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.199cm" style:contextual-spacing="false" fo:line-height="120%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615812" officeooo:paragraph-rsid="00610255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>
        <style:tab-stops>
          <style:tab-stop style:position="1.933cm"/>
        </style:tab-stops>
      </style:paragraph-properties>
      <style:text-properties fo:font-variant="normal" fo:text-transform="none" fo:color="#000000" style:font-name="Times New Roman1" fo:font-size="12pt" fo:letter-spacing="normal" fo:font-style="normal" fo:font-weight="bold" officeooo:rsid="0049d5a2" officeooo:paragraph-rsid="00610255"/>
    </style:style>
    <style:style style:name="P15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>
        <style:tab-stops>
          <style:tab-stop style:position="1.933cm"/>
        </style:tab-stops>
      </style:paragraph-properties>
      <style:text-properties fo:font-variant="normal" fo:text-transform="none" fo:color="#000000" style:font-name="Times New Roman1" fo:font-size="12pt" fo:letter-spacing="normal" fo:font-style="normal" fo:font-weight="bold" officeooo:paragraph-rsid="00610255"/>
    </style:style>
    <style:style style:name="P16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>
        <style:tab-stops>
          <style:tab-stop style:position="1.933cm"/>
        </style:tab-stops>
      </style:paragraph-properties>
      <style:text-properties fo:font-variant="normal" fo:text-transform="none" fo:color="#000000" style:font-name="Times New Roman1" fo:font-size="12pt" fo:letter-spacing="normal" fo:font-style="normal" fo:font-weight="bold" officeooo:paragraph-rsid="0067b99d"/>
    </style:style>
    <style:style style:name="P17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>
        <style:tab-stops>
          <style:tab-stop style:position="1.933cm"/>
        </style:tab-stops>
      </style:paragraph-properties>
      <style:text-properties fo:font-variant="normal" fo:text-transform="none" fo:color="#000000" style:font-name="Times New Roman1" fo:font-size="12pt" fo:letter-spacing="normal" fo:font-style="normal" fo:font-weight="bold" officeooo:paragraph-rsid="006a30ad"/>
    </style:style>
    <style:style style:name="P18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>
        <style:tab-stops>
          <style:tab-stop style:position="1.933cm"/>
        </style:tab-stops>
      </style:paragraph-properties>
      <style:text-properties fo:font-variant="normal" fo:text-transform="none" fo:color="#000000" style:font-name="Times New Roman1" fo:font-size="12pt" fo:letter-spacing="normal" fo:font-style="normal" fo:font-weight="bold" officeooo:paragraph-rsid="006c31b4"/>
    </style:style>
    <style:style style:name="P19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>
        <style:tab-stops>
          <style:tab-stop style:position="1.933cm"/>
        </style:tab-stops>
      </style:paragraph-properties>
      <style:text-properties fo:font-variant="normal" fo:text-transform="none" fo:color="#000000" style:font-name="Times New Roman1" fo:font-size="12pt" fo:letter-spacing="normal" fo:font-style="normal" fo:font-weight="bold" officeooo:paragraph-rsid="006e24df"/>
    </style:style>
    <style:style style:name="P20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>
        <style:tab-stops>
          <style:tab-stop style:position="2.036cm"/>
        </style:tab-stops>
      </style:paragraph-properties>
      <style:text-properties fo:font-variant="normal" fo:text-transform="none" fo:color="#000000" style:font-name="Times New Roman1" fo:font-size="12pt" fo:letter-spacing="normal" fo:font-style="normal" fo:font-weight="bold" officeooo:paragraph-rsid="00610255"/>
    </style:style>
    <style:style style:name="P21" style:family="paragraph" style:parent-style-name="Text_20_body">
      <style:paragraph-properties fo:margin-left="0cm" fo:margin-right="0cm" fo:margin-top="0cm" fo:margin-bottom="0.199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cc0066" style:font-name="Times New Roman" fo:font-size="12pt" fo:letter-spacing="normal" fo:font-style="normal" fo:font-weight="bold" officeooo:rsid="006687af" officeooo:paragraph-rsid="006687af" style:font-size-asian="12pt" style:font-weight-asian="bold" style:font-size-complex="12pt" style:font-weight-complex="bold"/>
    </style:style>
    <style:style style:name="T1" style:family="text">
      <style:text-properties fo:color="#cc0066"/>
    </style:style>
    <style:style style:name="T2" style:family="text">
      <style:text-properties fo:color="#cc0066" officeooo:rsid="0032abb8" style:font-weight-asian="bold" style:font-weight-complex="bold"/>
    </style:style>
    <style:style style:name="T3" style:family="text">
      <style:text-properties fo:color="#cc0066" style:font-name="Times New Roman" fo:font-weight="normal" officeooo:rsid="005ce9d3" style:font-size-asian="12pt" style:font-weight-asian="bold" style:font-size-complex="12pt" style:font-weight-complex="bold"/>
    </style:style>
    <style:style style:name="T4" style:family="text">
      <style:text-properties fo:color="#cc0066" style:font-name="Times New Roman" fo:font-weight="normal" officeooo:rsid="00655ffe" style:font-size-asian="12pt" style:font-weight-asian="bold" style:font-size-complex="12pt" style:font-weight-complex="bold"/>
    </style:style>
    <style:style style:name="T5" style:family="text">
      <style:text-properties style:font-name="Times New Roman" fo:font-weight="normal" officeooo:rsid="005ed913" style:font-size-asian="12pt" style:font-weight-asian="bold" style:font-size-complex="12pt" style:font-weight-complex="bold"/>
    </style:style>
    <style:style style:name="T6" style:family="text">
      <style:text-properties style:font-name="Times New Roman" fo:font-weight="normal" officeooo:rsid="005ce9d3" style:font-size-asian="12pt" style:font-weight-asian="bold" style:font-size-complex="12pt" style:font-weight-complex="bold"/>
    </style:style>
    <style:style style:name="T7" style:family="text">
      <style:text-properties style:font-name="Times New Roman" fo:font-weight="normal" officeooo:rsid="0074df1b" style:font-size-asian="12pt" style:font-weight-asian="bold" style:font-size-complex="12pt" style:font-weight-complex="bold"/>
    </style:style>
    <style:style style:name="T8" style:family="text">
      <style:text-properties style:font-name="Times New Roman" fo:font-weight="normal" officeooo:rsid="00615812" style:font-size-asian="12pt" style:font-weight-asian="bold" style:font-size-complex="12pt" style:font-weight-complex="bold"/>
    </style:style>
    <style:style style:name="T9" style:family="text">
      <style:text-properties style:font-name="Times New Roman" fo:font-weight="normal" officeooo:rsid="003a9f75" style:font-size-asian="12pt" style:font-weight-asian="bold" style:font-size-complex="12pt" style:font-weight-complex="bold"/>
    </style:style>
    <style:style style:name="T10" style:family="text">
      <style:text-properties style:font-name="Times New Roman" fo:font-weight="normal" officeooo:rsid="0043eea4" style:font-size-asian="12pt" style:font-weight-asian="bold" style:font-size-complex="12pt" style:font-weight-complex="bold"/>
    </style:style>
    <style:style style:name="T11" style:family="text">
      <style:text-properties style:font-name="Times New Roman" fo:font-weight="normal" officeooo:rsid="0045fc7e" style:font-size-asian="12pt" style:font-weight-asian="bold" style:font-size-complex="12pt" style:font-weight-complex="bold"/>
    </style:style>
    <style:style style:name="T12" style:family="text">
      <style:text-properties style:font-name="Times New Roman" fo:font-weight="normal" officeooo:rsid="00447bc0" style:font-size-asian="12pt" style:font-weight-asian="bold" style:font-size-complex="12pt" style:font-weight-complex="bold"/>
    </style:style>
    <style:style style:name="T13" style:family="text">
      <style:text-properties style:font-name="Times New Roman" fo:font-weight="normal" officeooo:rsid="005e5a0a" style:font-size-asian="12pt" style:font-weight-asian="bold" style:font-size-complex="12pt" style:font-weight-complex="bold"/>
    </style:style>
    <style:style style:name="T14" style:family="text">
      <style:text-properties style:font-name="Times New Roman" fo:font-weight="normal" officeooo:rsid="0060af09" style:font-size-asian="12pt" style:font-weight-asian="bold" style:font-size-complex="12pt" style:font-weight-complex="bold"/>
    </style:style>
    <style:style style:name="T15" style:family="text">
      <style:text-properties style:font-name="Times New Roman" fo:font-weight="normal" officeooo:rsid="00637048" style:font-size-asian="12pt" style:font-weight-asian="bold" style:font-size-complex="12pt" style:font-weight-complex="bold"/>
    </style:style>
    <style:style style:name="T16" style:family="text">
      <style:text-properties style:font-name="Times New Roman" fo:font-weight="normal" officeooo:rsid="005f09ee" style:font-size-asian="12pt" style:font-weight-asian="bold" style:font-size-complex="12pt" style:font-weight-complex="bold"/>
    </style:style>
    <style:style style:name="T17" style:family="text">
      <style:text-properties style:font-name="Times New Roman" fo:font-weight="normal" officeooo:rsid="0061df4d" style:font-size-asian="12pt" style:font-weight-asian="bold" style:font-size-complex="12pt" style:font-weight-complex="bold"/>
    </style:style>
    <style:style style:name="T18" style:family="text">
      <style:text-properties style:font-name="Times New Roman" fo:font-weight="normal" officeooo:rsid="00655ffe" style:font-size-asian="12pt" style:font-weight-asian="bold" style:font-size-complex="12pt" style:font-weight-complex="bold"/>
    </style:style>
    <style:style style:name="T19" style:family="text">
      <style:text-properties style:font-name="Times New Roman" fo:font-weight="normal" officeooo:rsid="0067b99d" style:font-size-asian="12pt" style:font-weight-asian="bold" style:font-size-complex="12pt" style:font-weight-complex="bold"/>
    </style:style>
    <style:style style:name="T20" style:family="text">
      <style:text-properties style:font-name="Times New Roman" fo:font-weight="normal" officeooo:rsid="00696974" style:font-size-asian="12pt" style:font-weight-asian="bold" style:font-size-complex="12pt" style:font-weight-complex="bold"/>
    </style:style>
    <style:style style:name="T21" style:family="text">
      <style:text-properties style:font-name="Times New Roman" fo:font-weight="normal" officeooo:rsid="006a30ad" style:font-size-asian="12pt" style:font-weight-asian="bold" style:font-size-complex="12pt" style:font-weight-complex="bold"/>
    </style:style>
    <style:style style:name="T22" style:family="text">
      <style:text-properties style:font-name="Times New Roman" fo:font-weight="normal" officeooo:rsid="006b8c57" style:font-size-asian="12pt" style:font-weight-asian="bold" style:font-size-complex="12pt" style:font-weight-complex="bold"/>
    </style:style>
    <style:style style:name="T23" style:family="text">
      <style:text-properties style:font-name="Times New Roman" fo:font-weight="normal" officeooo:rsid="006c31b4" style:font-size-asian="12pt" style:font-weight-asian="bold" style:font-size-complex="12pt" style:font-weight-complex="bold"/>
    </style:style>
    <style:style style:name="T24" style:family="text">
      <style:text-properties style:font-name="Times New Roman" fo:font-weight="normal" officeooo:rsid="005d2301" style:font-size-asian="12pt" style:font-weight-asian="bold" style:font-size-complex="12pt" style:font-weight-complex="bold"/>
    </style:style>
    <style:style style:name="T25" style:family="text">
      <style:text-properties style:font-name="Times New Roman" fo:font-weight="normal" officeooo:rsid="006e24df" style:font-size-asian="12pt" style:font-weight-asian="bold" style:font-size-complex="12pt" style:font-weight-complex="bold"/>
    </style:style>
    <style:style style:name="T26" style:family="text">
      <style:text-properties style:font-name="Times New Roman" fo:font-weight="normal" officeooo:rsid="003a9f75" style:font-size-asian="12pt" style:font-weight-asian="normal" style:font-size-complex="12pt" style:font-weight-complex="normal"/>
    </style:style>
    <style:style style:name="T27" style:family="text">
      <style:text-properties style:font-name="Times New Roman" fo:font-weight="normal" officeooo:rsid="005f09ee" style:font-size-asian="12pt" style:font-weight-asian="normal" style:font-size-complex="12pt" style:font-weight-complex="normal"/>
    </style:style>
    <style:style style:name="T28" style:family="text">
      <style:text-properties style:font-name="Times New Roman" fo:font-weight="normal" officeooo:rsid="005ed913" style:font-size-asian="12pt" style:font-weight-asian="normal" style:font-size-complex="12pt" style:font-weight-complex="normal"/>
    </style:style>
    <style:style style:name="T29" style:family="text">
      <style:text-properties style:font-name="Times New Roman" fo:font-weight="normal" officeooo:rsid="0061df4d" style:font-size-asian="12pt" style:font-weight-asian="normal" style:font-size-complex="12pt" style:font-weight-complex="normal"/>
    </style:style>
    <style:style style:name="T30" style:family="text">
      <style:text-properties style:font-name="Times New Roman" fo:font-weight="normal" officeooo:rsid="006a30ad" style:font-size-asian="12pt" style:font-weight-asian="normal" style:font-size-complex="12pt" style:font-weight-complex="normal"/>
    </style:style>
    <style:style style:name="T31" style:family="text">
      <style:text-properties style:font-name="Times New Roman" fo:font-weight="normal" officeooo:rsid="005ce9d3" style:font-size-asian="12pt" style:font-weight-asian="normal" style:font-size-complex="12pt" style:font-weight-complex="normal"/>
    </style:style>
    <style:style style:name="T32" style:family="text">
      <style:text-properties style:font-name="Times New Roman" fo:font-weight="normal" officeooo:rsid="0060af09" style:font-size-asian="12pt" style:font-weight-asian="normal" style:font-size-complex="12pt" style:font-weight-complex="normal"/>
    </style:style>
    <style:style style:name="T33" style:family="text">
      <style:text-properties style:font-name="Times New Roman" fo:font-weight="normal" officeooo:rsid="002cd030" style:font-size-asian="12pt" style:font-weight-asian="normal" style:font-size-complex="12pt" style:font-weight-complex="normal"/>
    </style:style>
    <style:style style:name="T34" style:family="text">
      <style:text-properties style:font-name="Times New Roman" fo:font-weight="normal" officeooo:rsid="006b8c57" style:font-size-asian="12pt" style:font-weight-asian="normal" style:font-size-complex="12pt" style:font-weight-complex="normal"/>
    </style:style>
    <style:style style:name="T35" style:family="text">
      <style:text-properties style:font-name="Times New Roman" fo:font-weight="normal" officeooo:rsid="0074df1b" style:font-size-asian="12pt" style:font-size-complex="12pt"/>
    </style:style>
    <style:style style:name="T36" style:family="text">
      <style:text-properties style:font-name="Times New Roman" fo:font-weight="normal" officeooo:rsid="0045fc7e" style:font-size-asian="12pt" style:font-size-complex="12pt"/>
    </style:style>
    <style:style style:name="T37" style:family="text">
      <style:text-properties style:font-name="Times New Roman" fo:font-weight="normal" officeooo:rsid="005ce9d3" style:font-size-asian="12pt" style:font-size-complex="12pt"/>
    </style:style>
    <style:style style:name="T38" style:family="text">
      <style:text-properties style:font-name="Times New Roman" fo:font-weight="bold" officeooo:rsid="005ce9d3" style:font-size-asian="12pt" style:font-weight-asian="bold" style:font-size-complex="12pt" style:font-weight-complex="bold"/>
    </style:style>
    <style:style style:name="T39" style:family="text">
      <style:text-properties style:font-name="Times New Roman" fo:font-weight="bold" officeooo:rsid="0060af09" style:font-size-asian="12pt" style:font-weight-asian="bold" style:font-size-complex="12pt" style:font-weight-complex="bold"/>
    </style:style>
    <style:style style:name="T40" style:family="text">
      <style:text-properties style:font-name="Times New Roman" fo:font-weight="bold" officeooo:rsid="003a9f75" style:font-size-asian="12pt" style:font-weight-asian="bold" style:font-size-complex="12pt" style:font-weight-complex="bold"/>
    </style:style>
    <style:style style:name="T41" style:family="text">
      <style:text-properties style:font-name="Times New Roman" fo:font-weight="bold" officeooo:rsid="002cd030" style:font-size-asian="12pt" style:font-weight-asian="bold" style:font-size-complex="12pt" style:font-weight-complex="bold"/>
    </style:style>
    <style:style style:name="T42" style:family="text">
      <style:text-properties style:font-name="Times New Roman" fo:font-weight="bold" officeooo:rsid="0064cbcb" style:font-size-asian="12pt" style:font-weight-asian="bold" style:font-size-complex="12pt" style:font-weight-complex="bold"/>
    </style:style>
    <style:style style:name="T43" style:family="text">
      <style:text-properties style:font-name="Times New Roman" fo:font-weight="bold" officeooo:rsid="00696974" style:font-size-asian="12pt" style:font-weight-asian="bold" style:font-size-complex="12pt" style:font-weight-complex="bold"/>
    </style:style>
    <style:style style:name="T44" style:family="text">
      <style:text-properties style:font-name="Times New Roman" fo:font-weight="bold" officeooo:rsid="006a30ad" style:font-size-asian="12pt" style:font-weight-asian="bold" style:font-size-complex="12pt" style:font-weight-complex="bold"/>
    </style:style>
    <style:style style:name="T45" style:family="text">
      <style:text-properties style:font-weight-asian="bold" style:font-weight-complex="bold"/>
    </style:style>
    <style:style style:name="T46" style:family="text">
      <style:text-properties officeooo:rsid="00615812" style:font-weight-asian="bold" style:font-weight-complex="bold"/>
    </style:style>
    <style:style style:name="T47" style:family="text">
      <style:text-properties officeooo:rsid="005ed913" style:font-weight-asian="bold" style:font-weight-complex="bold"/>
    </style:style>
    <style:style style:name="T48" style:family="text">
      <style:text-properties officeooo:rsid="002972c4" style:font-weight-asian="bold" style:font-weight-complex="bold"/>
    </style:style>
    <style:style style:name="T49" style:family="text">
      <style:text-properties officeooo:rsid="00637048" style:font-weight-asian="bold" style:font-weight-complex="bold"/>
    </style:style>
    <style:style style:name="T50" style:family="text">
      <style:text-properties officeooo:rsid="00637048"/>
    </style:style>
    <style:style style:name="T51" style:family="text">
      <style:text-properties fo:color="#800000" officeooo:rsid="00615812" style:font-weight-asian="bold" style:font-weight-complex="bold"/>
    </style:style>
    <style:style style:name="T52" style:family="text">
      <style:text-properties officeooo:rsid="006f85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/>
      <text:p text:style-name="P21">ANEXO IX </text:p>
      <text:p text:style-name="P10">OFÍCIO DO MUNICÍPIO REQUERENDO APROVAÇAO DO PROJETO</text:p>
      <text:p text:style-name="P5"/>
      <text:p text:style-name="P5"/>
      <text:p text:style-name="P5">Ofício nº <text:span text:style-name="T1">….../.... <text:s text:c="5"/></text:span></text:p>
      <text:p text:style-name="P13">Garopaba-SC, <text:span text:style-name="T1">….de …....... de 20..</text:span></text:p>
      <text:p text:style-name="P7"/>
      <text:p text:style-name="P2">Ao <text:span text:style-name="T50">Senhor</text:span></text:p>
      <text:p text:style-name="P3">NABIH HENRIQUE CHRAIM <text:s text:c="3"/></text:p>
      <text:p text:style-name="P2">Superintendente do Patrimônio da União em Santa Catarina</text:p>
      <text:p text:style-name="P2">Praça XV de Novembro , 336, Centro </text:p>
      <text:p text:style-name="P2">Florianópolis – SC</text:p>
      <text:p text:style-name="P2">88010-400</text:p>
      <text:p text:style-name="P6"/>
      <text:p text:style-name="P6"/>
      <text:p text:style-name="P11"><text:span text:style-name="T45">ASSUNTO: </text:span><text:span text:style-name="T46">P</text:span><text:span text:style-name="T45">rojeto </text:span><text:span text:style-name="T47">Especifico</text:span><text:span text:style-name="T2"> </text:span><text:span text:style-name="T45">de Descentralização e Modernização Administrativa </text:span><text:span text:style-name="T48">de Regularização de Rancho de Pesca </text:span><text:span text:style-name="T46">no Município de</text:span><text:span text:style-name="T51"> ….........</text:span><text:span text:style-name="T46">-</text:span><text:span text:style-name="T49">SC.</text:span></text:p>
      <text:p text:style-name="P8"/>
      <text:p text:style-name="P14"><text:span text:style-name="Strong_20_Emphasis"><text:span text:style-name="T7"><text:tab/>Senhor Superintende</text:span></text:span><text:span text:style-name="Strong_20_Emphasis"><text:span text:style-name="T8">nte,</text:span></text:span></text:p>
      <text:p text:style-name="P14"><text:span text:style-name="Strong_20_Emphasis"><text:span text:style-name="T8"/></text:span></text:p>
      <text:p text:style-name="P15"><text:span text:style-name="Strong_20_Emphasis"><text:span text:style-name="T7"><text:tab/>Venho por meio desta, solicitar a aprovação d</text:span></text:span><text:span text:style-name="Strong_20_Emphasis"><text:span text:style-name="T8">o </text:span></text:span><text:span text:style-name="Strong_20_Emphasis"><text:span text:style-name="T38">Projeto </text:span></text:span><text:span text:style-name="Strong_20_Emphasis"><text:span text:style-name="T39">Específico</text:span></text:span><text:span text:style-name="Strong_20_Emphasis"><text:span text:style-name="T40"> </text:span></text:span><text:span text:style-name="Strong_20_Emphasis"><text:span text:style-name="T38">de Descentralização e Modernização Administrativa </text:span></text:span><text:span text:style-name="Strong_20_Emphasis"><text:span text:style-name="T44">de </text:span></text:span><text:span text:style-name="Strong_20_Emphasis"><text:span text:style-name="T41">Regularização de Rancho de Pesca </text:span></text:span><text:span text:style-name="Strong_20_Emphasis"><text:span text:style-name="T44">em nosso município</text:span></text:span><text:span text:style-name="Strong_20_Emphasis"><text:span text:style-name="T6">, </text:span></text:span><text:span text:style-name="Strong_20_Emphasis"><text:span text:style-name="T35">para guarda das embarcações e petrechos de pesca </text:span></text:span><text:span text:style-name="Strong_20_Emphasis"><text:span text:style-name="T36">dos pescadores</text:span></text:span><text:span text:style-name="Strong_20_Emphasis"><text:span text:style-name="T35">, </text:span></text:span><text:span text:style-name="Strong_20_Emphasis"><text:span text:style-name="T37">com o objetivo de </text:span></text:span><text:span text:style-name="Strong_20_Emphasis"><text:span text:style-name="T9">disciplinar </text:span></text:span><text:span text:style-name="Strong_20_Emphasis"><text:span text:style-name="T10">os procedimentos de</text:span></text:span><text:span text:style-name="Strong_20_Emphasis"><text:span text:style-name="T9"> regularização d</text:span></text:span><text:span text:style-name="Strong_20_Emphasis"><text:span text:style-name="T11">os </text:span></text:span><text:span text:style-name="Strong_20_Emphasis"><text:span text:style-name="T9">ranchos </text:span></text:span><text:span text:style-name="Strong_20_Emphasis"><text:span text:style-name="T12">de </text:span></text:span><text:span text:style-name="Strong_20_Emphasis"><text:span text:style-name="T6">pesca de</text:span></text:span><text:span text:style-name="Strong_20_Emphasis"><text:span text:style-name="T9"> Comunidades Tradicionais, de forma sustentável, </text:span></text:span><text:span text:style-name="Strong_20_Emphasis"><text:span text:style-name="T10">em parceria </text:span></text:span><text:span text:style-name="Strong_20_Emphasis"><text:span text:style-name="T13">com </text:span></text:span><text:span text:style-name="Strong_20_Emphasis"><text:span text:style-name="T14">a</text:span></text:span><text:span text:style-name="Strong_20_Emphasis"><text:span text:style-name="T13"> Superintendência,</text:span></text:span><text:span text:style-name="Strong_20_Emphasis"><text:span text:style-name="T9"> </text:span></text:span><text:span text:style-name="Strong_20_Emphasis"><text:span text:style-name="T25">para </text:span></text:span><text:span text:style-name="Strong_20_Emphasis"><text:span text:style-name="T9">até que seja aprovado o instrumento normativo de </text:span></text:span><text:span text:style-name="Strong_20_Emphasis"><text:span text:style-name="T26">T</text:span></text:span><text:span text:style-name="Strong_20_Emphasis"><text:span text:style-name="T27">ermo de Autorização de Uso Sustentável - T</text:span></text:span><text:span text:style-name="Strong_20_Emphasis"><text:span text:style-name="T26">AUS,</text:span></text:span><text:span text:style-name="Strong_20_Emphasis"><text:span text:style-name="T9"> por parte d</text:span></text:span><text:span text:style-name="Strong_20_Emphasis"><text:span text:style-name="T13">a Unidade </text:span></text:span><text:span text:style-name="Strong_20_Emphasis"><text:span text:style-name="T9">Central.</text:span></text:span></text:p>
      <text:p text:style-name="P19"><text:span text:style-name="Strong_20_Emphasis"><text:span text:style-name="T9"><text:tab/></text:span></text:span><text:span text:style-name="Strong_20_Emphasis"><text:span text:style-name="T8">Os estudos foram </text:span></text:span><text:span text:style-name="Strong_20_Emphasis"><text:span text:style-name="T5">feitos com base no </text:span></text:span><text:span text:style-name="Strong_20_Emphasis"><text:span text:style-name="T42">Projeto Piloto de Descentralização de Modernização Administrativa de Regularização de Rancho de Pesca em Santa Catarina,</text:span></text:span><text:span text:style-name="Strong_20_Emphasis"><text:span text:style-name="T13"> </text:span></text:span><text:span text:style-name="Strong_20_Emphasis"><text:span text:style-name="T5">do </text:span></text:span><text:span text:style-name="Strong_20_Emphasis"><text:span text:style-name="T28">Processo Administrativo SEI/ME Nº 10154.</text:span></text:span><text:span text:style-name="Strong_20_Emphasis"><text:span text:style-name="T29">104557/2019-37</text:span></text:span><text:span text:style-name="Strong_20_Emphasis"><text:span text:style-name="T5">, </text:span></text:span><text:span text:style-name="Strong_20_Emphasis"><text:span text:style-name="T8">sendo amplamente </text:span></text:span><text:span text:style-name="Strong_20_Emphasis"><text:span text:style-name="T5">d</text:span></text:span><text:span text:style-name="Strong_20_Emphasis"><text:span text:style-name="T6">iscutido </text:span></text:span><text:span text:style-name="Strong_20_Emphasis"><text:span text:style-name="T20">pelos </text:span></text:span><text:span text:style-name="Strong_20_Emphasis"><text:span text:style-name="T15">técnicos </text:span></text:span><text:span text:style-name="Strong_20_Emphasis"><text:span text:style-name="T20">do </text:span></text:span><text:span text:style-name="Strong_20_Emphasis"><text:span text:style-name="T6">Município </text:span></text:span><text:span text:style-name="Strong_20_Emphasis"><text:span text:style-name="T20">e dessa Superintendência</text:span></text:span><text:span text:style-name="Strong_20_Emphasis"><text:span text:style-name="T6">, </text:span></text:span><text:span text:style-name="Strong_20_Emphasis"><text:span text:style-name="T20">conforme </text:span></text:span><text:span text:style-name="Strong_20_Emphasis"><text:span text:style-name="T6">Ata de Reunião, de</text:span></text:span><text:span text:style-name="Strong_20_Emphasis"><text:span text:style-name="T3"> ../../....</text:span></text:span><text:span text:style-name="Strong_20_Emphasis"><text:span text:style-name="T6">, </text:span></text:span><text:span text:style-name="Strong_20_Emphasis"><text:span text:style-name="T8">em anexo, </text:span></text:span><text:span text:style-name="Strong_20_Emphasis"><text:span text:style-name="T14">estando es</text:span></text:span><text:span text:style-name="Strong_20_Emphasis"><text:span text:style-name="T25">t</text:span></text:span><text:span text:style-name="Strong_20_Emphasis"><text:span text:style-name="T14">a</text:span></text:span><text:span text:style-name="Strong_20_Emphasis"><text:span text:style-name="T6"> </text:span></text:span><text:span text:style-name="Strong_20_Emphasis"><text:span text:style-name="T16">proposta, </text:span></text:span><text:span text:style-name="Strong_20_Emphasis"><text:span text:style-name="T6">em conformidade com a conveniência e oportunidade administrativa </text:span></text:span><text:span text:style-name="Strong_20_Emphasis"><text:span text:style-name="T16">do interesse da União</text:span></text:span><text:span text:style-name="Strong_20_Emphasis"><text:span text:style-name="T6">, </text:span></text:span><text:span text:style-name="Strong_20_Emphasis"><text:span text:style-name="T24">para fins de</text:span></text:span><text:span text:style-name="Strong_20_Emphasis"><text:span text:style-name="T6"> regulamentação provis</text:span></text:span><text:span text:style-name="Strong_20_Emphasis"><text:span text:style-name="T5">ó</text:span></text:span><text:span text:style-name="Strong_20_Emphasis"><text:span text:style-name="T6">ria, </text:span></text:span><text:span text:style-name="Strong_20_Emphasis"><text:span text:style-name="T25">por parte desta Superintendência.</text:span></text:span></text:p>
      <text:p text:style-name="P16"><text:span text:style-name="Strong_20_Emphasis"><text:span text:style-name="T8"><text:tab/></text:span></text:span><text:span text:style-name="Strong_20_Emphasis"><text:span text:style-name="T19">Informamos que </text:span></text:span><text:span text:style-name="Strong_20_Emphasis"><text:span text:style-name="T21">estamos </text:span></text:span><text:span text:style-name="Strong_20_Emphasis"><text:span text:style-name="T19">de acordo </text:span></text:span><text:span text:style-name="Strong_20_Emphasis"><text:span text:style-name="T20">com </text:span></text:span><text:span text:style-name="Strong_20_Emphasis"><text:span text:style-name="T19">os formulários </text:span></text:span><text:span text:style-name="Strong_20_Emphasis"><text:span text:style-name="T21">do </text:span></text:span><text:span text:style-name="Strong_20_Emphasis"><text:span text:style-name="T43">Projeto Piloto</text:span></text:span><text:span text:style-name="Strong_20_Emphasis"><text:span text:style-name="T20"> do processo mencionado </text:span></text:span><text:span text:style-name="Strong_20_Emphasis"><text:span text:style-name="T23">no </text:span></text:span><text:span text:style-name="Strong_20_Emphasis"><text:span text:style-name="T20">parágrafo </text:span></text:span><text:span text:style-name="Strong_20_Emphasis"><text:span text:style-name="T23">anterior</text:span></text:span><text:span text:style-name="Strong_20_Emphasis"><text:span text:style-name="T20">, </text:span></text:span><text:span text:style-name="Strong_20_Emphasis"><text:span text:style-name="T21">em conformidade com a</text:span></text:span><text:span text:style-name="Strong_20_Emphasis"><text:span text:style-name="T30"> Ata de Reunião do P</text:span></text:span><text:span text:style-name="Strong_20_Emphasis"><text:span text:style-name="T31">rojeto </text:span></text:span><text:span text:style-name="Strong_20_Emphasis"><text:span text:style-name="T32">Específico</text:span></text:span><text:span text:style-name="Strong_20_Emphasis"><text:span text:style-name="T26"> </text:span></text:span><text:span text:style-name="Strong_20_Emphasis"><text:span text:style-name="T31">de Descentralização e Modernização Administrativa </text:span></text:span><text:span text:style-name="Strong_20_Emphasis"><text:span text:style-name="T30">de</text:span></text:span><text:span text:style-name="Strong_20_Emphasis"><text:span text:style-name="T33"> Regularização de Rancho de </text:span></text:span><text:soft-page-break/><text:span text:style-name="Strong_20_Emphasis"><text:span text:style-name="T33">Pesca, </text:span></text:span><text:span text:style-name="Strong_20_Emphasis"><text:span text:style-name="T30">inclusive, </text:span></text:span><text:span text:style-name="Strong_20_Emphasis"><text:span text:style-name="T34">quanto à regularização d</text:span></text:span><text:span text:style-name="Strong_20_Emphasis"><text:span text:style-name="T30">os ranchos que estão tramitando na SPU/SC, conforme </text:span></text:span><text:span text:style-name="Strong_20_Emphasis"><text:span text:style-name="T21">Relação de Processos, em anexo.</text:span></text:span></text:p>
      <text:p text:style-name="P17"><text:span text:style-name="Strong_20_Emphasis"><text:span text:style-name="T21"><text:tab/></text:span></text:span><text:span text:style-name="Strong_20_Emphasis"><text:span text:style-name="T22">Enviamos também a Ficha de Cadastro Municipal, devidamente preenchida, conforme solicitada no Projeto Piloto acima.</text:span></text:span></text:p>
      <text:p text:style-name="P18"><text:span text:style-name="Strong_20_Emphasis"><text:span text:style-name="T6"><text:tab/>Acredito q</text:span></text:span><text:span text:style-name="Strong_20_Emphasis"><text:span text:style-name="T8">ue </text:span></text:span><text:span text:style-name="Strong_20_Emphasis"><text:span text:style-name="T14">essa</text:span></text:span><text:span text:style-name="Strong_20_Emphasis"><text:span text:style-name="T6"> </text:span></text:span><text:span text:style-name="Strong_20_Emphasis"><text:span text:style-name="T16">proposta, </text:span></text:span><text:span text:style-name="Strong_20_Emphasis"><text:span text:style-name="T8">poderá contornar todos os procedimentos inerentes de regulamentação quanto à regulariza</text:span></text:span><text:span text:style-name="Strong_20_Emphasis"><text:span text:style-name="T17">ç</text:span></text:span><text:span text:style-name="Strong_20_Emphasis"><text:span text:style-name="T8">ão dos ranchos de pesca no município, bem como, </text:span></text:span><text:span text:style-name="Strong_20_Emphasis"><text:span text:style-name="T17">atender </text:span></text:span><text:span text:style-name="Strong_20_Emphasis"><text:span text:style-name="T8">as demais demandas do Ministério Público Federal</text:span></text:span><text:span text:style-name="Strong_20_Emphasis"><text:span text:style-name="T6">.</text:span></text:span></text:p>
      <text:p text:style-name="P20"><text:span text:style-name="Strong_20_Emphasis"><text:span text:style-name="T6"><text:tab/></text:span></text:span><text:span text:style-name="Strong_20_Emphasis"><text:span text:style-name="T18">Colocamo-nos à disposição, para quaisquer esclarecimentos que for necessário, por intermédio do fone ( <text:s text:c="2"/>) </text:span></text:span><text:span text:style-name="Strong_20_Emphasis"><text:span text:style-name="T4">…...</text:span></text:span><text:span text:style-name="Strong_20_Emphasis"><text:span text:style-name="T18"> e/ou e-mail: </text:span></text:span><text:span text:style-name="Strong_20_Emphasis"><text:span text:style-name="T4">….............</text:span></text:span></text:p>
      <text:p text:style-name="P12"/>
      <text:p text:style-name="P4">NOME DO PREFEITO</text:p>
      <text:p text:style-name="P1">Prefeit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7.197cm" fo:margin-right="0cm" fo:text-align="justify" style:justify-single-word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.101cm" fo:margin-left="3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0:09:53.099000000</meta:creation-date>
    <dc:date>2019-12-17T15:04:33.990000000</dc:date>
    <meta:editing-duration>PT22H13M29S</meta:editing-duration>
    <meta:editing-cycles>75</meta:editing-cycles>
    <meta:generator>LibreOffice/4.1.4.2$Windows_x86 LibreOffice_project/0a0440ccc0227ad9829de5f46be37cfb6edcf72</meta:generator>
    <meta:print-date>2019-12-17T13:56:39.853000000</meta:print-date>
    <meta:document-statistic meta:table-count="0" meta:image-count="0" meta:object-count="0" meta:page-count="2" meta:paragraph-count="20" meta:word-count="335" meta:character-count="2395" meta:non-whitespace-character-count="2058"/>
  </office:meta>
</office:document-meta>
</file>